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404f" officeooo:paragraph-rsid="0001404f"/>
    </style:style>
    <style:style style:name="P2" style:family="paragraph" style:parent-style-name="Standard">
      <style:text-properties officeooo:rsid="0001404f" officeooo:paragraph-rsid="0001dcb7"/>
    </style:style>
    <style:style style:name="P3" style:family="paragraph" style:parent-style-name="Standard">
      <style:text-properties fo:font-size="24pt" officeooo:rsid="0001404f" officeooo:paragraph-rsid="0001404f" style:font-size-asian="24pt" style:font-size-complex="24pt"/>
    </style:style>
    <style:style style:name="P4" style:family="paragraph" style:parent-style-name="Standard">
      <style:text-properties officeooo:rsid="0001dcb7" officeooo:paragraph-rsid="0001dcb7"/>
    </style:style>
    <style:style style:name="P5" style:family="paragraph" style:parent-style-name="Standard">
      <style:text-properties officeooo:rsid="000261be" officeooo:paragraph-rsid="000261be"/>
    </style:style>
    <style:style style:name="P6" style:family="paragraph" style:parent-style-name="Standard" style:list-style-name="L1">
      <style:text-properties officeooo:rsid="0001404f" officeooo:paragraph-rsid="0001404f"/>
    </style:style>
    <style:style style:name="P7" style:family="paragraph" style:parent-style-name="Standard">
      <style:text-properties officeooo:rsid="0001404f" officeooo:paragraph-rsid="0001404f"/>
    </style:style>
    <style:style style:name="P8" style:family="paragraph" style:parent-style-name="Standard" style:list-style-name="L2">
      <style:text-properties officeooo:rsid="0001dcb7" officeooo:paragraph-rsid="0001dcb7"/>
    </style:style>
    <style:style style:name="P9" style:family="paragraph" style:parent-style-name="Standard">
      <style:text-properties officeooo:rsid="0001dcb7" officeooo:paragraph-rsid="0001dcb7"/>
    </style:style>
    <style:style style:name="P10" style:family="paragraph" style:parent-style-name="Standard">
      <style:text-properties officeooo:rsid="0004bd6c" officeooo:paragraph-rsid="0004bd6c"/>
    </style:style>
    <style:style style:name="P11" style:family="paragraph" style:parent-style-name="Standard">
      <style:text-properties fo:font-variant="normal" fo:text-transform="none" fo:color="#000000" style:font-name="Consolas" fo:font-size="9pt" fo:letter-spacing="normal" fo:font-style="normal" fo:font-weight="normal" officeooo:rsid="0004bd6c" officeooo:paragraph-rsid="0004bd6c"/>
    </style:style>
    <style:style style:name="T1" style:family="text">
      <style:text-properties officeooo:rsid="000261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oundtrip</text:p>
      <text:p text:style-name="P1"/>
      <text:p text:style-name="P1"/>
      <text:list xml:id="list6147494314091105302" text:style-name="L1">
        <text:list-item>
          <text:p text:style-name="P6">Wyszukiwanie koncertów/festiwali</text:p>
          <text:list>
            <text:list-item>
              <text:p text:style-name="P6">po dacie</text:p>
            </text:list-item>
            <text:list-item>
              <text:p text:style-name="P6">rodzaj muzyki</text:p>
            </text:list-item>
            <text:list-item>
              <text:p text:style-name="P6">miejsce</text:p>
            </text:list-item>
          </text:list>
        </text:list-item>
      </text:list>
      <text:p text:style-name="P1"/>
      <text:p text:style-name="P4">Pokaż dodatkowe atrakcje po wybraniu koncertu/festiwalu:</text:p>
      <text:list xml:id="list2356430046303863625" text:style-name="L2">
        <text:list-item>
          <text:p text:style-name="P8">gastronomia</text:p>
        </text:list-item>
        <text:list-item>
          <text:p text:style-name="P8">atrakcje turystyczne</text:p>
        </text:list-item>
        <text:list-item>
          <text:p text:style-name="P8">nocleg</text:p>
        </text:list-item>
        <text:list-item>
          <text:p text:style-name="P8">dojazd/transport</text:p>
          <text:p text:style-name="P8"/>
        </text:list-item>
      </text:list>
      <text:p text:style-name="P4">Linki do zakupu biletów na koncert/festiwal.</text:p>
      <text:p text:style-name="P4"><text:s/></text:p>
      <text:p text:style-name="P5">Wyślij plan na maila.</text:p>
      <text:p text:style-name="P4"/>
      <text:p text:style-name="P4">Podziel się na mediach społecznościowych (udostępni<text:span text:style-name="T1">j</text:span>, utwórz wydarzenie na facebook’u).</text:p>
      <text:p text:style-name="P4"/>
      <text:p text:style-name="P10">Kolory: </text:p>
      <text:p text:style-name="P11">#fad290</text:p>
      <text:p text:style-name="P11">#db8e58</text:p>
      <text:p text:style-name="P11"/>
      <text:p text:style-name="P11"/>
      <text:p text:style-name="P11"/>
      <text:p text:style-name="P11">FAD290</text:p>
      <text:p text:style-name="P11">FFCF80</text:p>
      <text:p text:style-name="P11">FFC566</text:p>
      <text:p text:style-name="P11">246DB2</text:p>
      <text:p text:style-name="P11">66B4FF</text:p>
      <text:p text:style-name="P4"/>
      <text:p text:style-name="P4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16:22:07.756898024</meta:creation-date>
    <dc:date>2017-02-03T15:30:31.765867640</dc:date>
    <meta:editing-duration>PT23M57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23" meta:word-count="56" meta:character-count="392" meta:non-whitespace-character-count="364"/>
  </office:meta>
</office:document-meta>
</file>